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मुर्तीक्रॉस फोडटल्यांचें परत चाळवलें मडगांवां कालकोंड्यार नंदी तुळशी वृंदावन फोडलें कुडतरे रायतोळ्यां फोडलो खुरीस तीन दिसां फाटीं चांद्रा पारोड्या मोडिल्ले 3 खुरीस.</text:p>
      <text:p>मुख्यमंत्री म्हण्टा तणाव करपाखातीर समाकंटक नियोजनबद्ध आनी मुद्दम करतात आसां ती टॅक्नॉलॉजी वापरात गुन्यांवकारांक सोदात पुलिसांक लायले कामाक.</text:p>
      <text:p>जीएसटी कमिशनर म्हण्टा ट्रेडर पसरकारांनी काचाबूल जावपाची गरज ना फक्त रिटर्न फायल करपाचीं ऑनलायन कमर्शियल टॅक्स ऑफिसांत हॅल्प डॅस्क इन्व्हॉयस चलता हॅन्ड्रीटन रिटर्नांवरवी करॅक्शनाची तरतूद.</text:p>
      <text:p>मडकयगावण्यां खून बायलेचो खून करून घोव फरार रातीभितर पुलिसांनी धल्लो आतिश नायकान उशान घुस्मटावन माल्लें तनूजा नायकाक सूत्रां सांगतात दुबावान खून.</text:p>
      <text:p>आनी</text:p>
      <text:p>नीट एन्ट्रान्सावेल्यान अंदूय मॅडिकलाचे एडमिशनांचो घोळ नीटाचो रिजल्ट येवचे पयलीच एडमिशनां बंद शंभरेक भुरगीं हुमकळळीं सीएम म्हण्टा खंय एडमिशनां परत ओपन करात.</text:p>
      <text:p>आनी</text:p>
      <text:p>साश्टी तालुको सुब्रोतो मुखर्जी फुटबॉल सर्त मडगांवचे होली स्पिरीट जिकले.</text:p>
      <text:p>दक्षिण गोंयांत मूर्ती फोडटल्यांचें परत चाळवलां. तीन दिसांत तेसरेफावट खुरीस फोडला. रातीं कुडतरे रायतोळ्यां फोडलो. कालकोंड्यार कृष्ण मंदिरांत नंदी आनी तुळशी वृदावन फोडून वडयलें. दोन दिसां फाटीं पारोड्या आनी चांद्रा आल्माखुरीस धरून तीन खुरीस मोडिल्ले. सातआठ वर्सां फाटीं अशोच एकार एक मूर्ती आनी क्रॉस फोडटाले. आजमेरेन पुलिसांच्या हाताक कोणूच लागिल्लो ना.</text:p>
      <text:p>मुख्यमंत्री पर्रीकार म्हण्टा समाजीक तणाव करपाखातीर म्हूण समाकंटक ह्यो गजाली नियोजनबद्ध आनी मुद्दम करतात. ताणे पुलिसांची उंचेली मीटिंग घेतली. आसाना त्या तंत्रज्ञानाचो वापर करून गुन्यांवकारांक सोदून काडात म्हूण ताणे पुलिसांक कामाक लायल्यात.</text:p>
      <text:p>जीएसटीचेर ट्रेडर्स आनी पसरकार काचाबूल जाल्ल्यान गोंयचे जीएसटी कमिशनरान तांचेखातीर खुलासो केला.जीएसटीखाला प्रत्येक गजाल ऑनलायन करुंकूच जाय अशी ना.फक्त रिटर्न ऑनलायन फायल करपाचें.इनव्हॉयस हॅन्ड्रीटन करुं येता.रिटर्नांत चूको जाल्यार फुडल्या रिटर्नावरवीं दुरुस्ती करपाची तरतूद आसा.ट्रेडरांक ऑनलायन रिटर्न भरपाक आदार करपाक जाय जाल्यार खंय कमर्शियल टॅक्स ऑफिसांत हॅल्प डॅस्क दवरला.जीएसटी उपरांत ट्रेडरांचे परिस्थितीचेर प्रुडंटान सोमारा रिपोर्ट केल्लो.</text:p>
      <text:p>घेवया एक ब्रेक</text:p>
      <text:p>मडकय गावण्यां रातीं खून. घरकान्नीक मारून घोव फरार जालो खरो मात फातोडेर ताका पुलिसानी धरून हाडलो. गावण्यां तनुजा नायकाक ताचो घोव आतिशान उशान घुस्मटावन जितें माल्लें. 27 वर्सांचे तनुजाचें लग्नाक दोनेक वर्सांच जाल्लीं. रातीं ही गजाल शेजारच्यांक कळळी. कर्म करून आतिश फरार जाल्लो. ताणें हें कर्म तनुजाचेर दुबाव घेवन केलां म्हूण सूत्रां सांगतात.</text:p>
      <text:p>गोंयांत मॅडिकलाचे नीट एन्ट्रान्सावेल्यान अंदूय घोळ. नीटाचो रिजल्ट अंदूं केस सुप्रिम कोर्टांत गेल्ल्यान हुमकळळो. आनी नीटाचो रिजल्ट येवच्या पयलीच टॅक्निकल एज्युकेशनान डायरेक्टरेटान एडमिशन प्रॉसॅस बंद केला. ताकालागून सुमार शंभरेक भुरगीं हुमकळळीं. पालकांनी प्रस्न सीएमामेरेन व्हेलो. सीएमान खंय डीटीईक एडमिशन रावंड ओपन करुंक सांगला.</text:p>
      <text:p>घेवया एक ब्रेक</text:p>
      <text:p>गोंयांत सोलर पावराचो वापर वाडचो म्हूण सबसीडी दिवपाचो सरकाराचो प्लान चल्ला. सरकारान 2017चे नवे ड्राफ्ट सोलर पॉलीसींत सबसीडी दिवपाचे थारायलां. घरां वा आश्थापनांनी वैयक्तीक सोलर पावर वापरतल्यांक पाव्हर प्रोड्यूसर म्हूण फुडे काडपाचो विचार चल्ला. वैयक्तीक पांवड्यार घरां वा आस्थापनांनी तयार केल्ली सोलर एनर्जी पावर ग्रीडांत ट्रान्स्फर करून प्रोड्यूसरूय चार पयशे जोडपाक शकता.</text:p>
      <text:p>दिल्लीसावन अमित शाह येवं ना जाल्यार खंयचो केंद्रिय मंत्री साळगांवच्या गारबेज ट्रिटमेंट प्लांट तांका दाखयतात. मात गोंय सरकाराक गोंयच्या राजधानीतलो कोयर ट्रिटकरपाखातीर ट्रिटमेंट प्लांट ना हे दुर्देव. राजधानींत स्वागताक अट्रॅक्शन म्हूण 9 खांब्यांचें दिवजा सर्कल केलां खरें टूरिस्टांनी नाक दामून भितर सरपाचे. कोयराच्यो राशी कुसोवंक सरकाराक नेमकी दिवजा सर्कलाचोच वांठार सापडल्या पळयात रिपोर्ट.</text:p>
      <text:p>पणजे सरपळ्यो फारावपी टोळी परत एक्टिव्ह. सांतइनेझ चर्चीकडेन एकले जाण्टे बायलेच्या गळ्यांतली सरपळी काडून चोरांच्यो फुज्यो. बायल खंय फोणेची सांतइनेझ चर्चींत आयिल्ली. दोगजाण पल्सरीचेर आयले आनी गळ्यांतली सरपळी माल्ली. बोवाळ घालतगच लोक जमलो. पुलिसेंत फावटी घालपाच्यो कटकटी नाका म्हूण ती कंप्लेन करीना.</text:p>
      <text:p>घेवया एक ब्रेक</text:p>
      <text:p>ट्रेडिशनल नुस्तेकान्नींचे प्रस्न सोडयतले तांका जाय त्यो फॅसिलिटी मेळटल्यो म्हूण फिशरीज मिनिस्टर विनोद पालयेंकारान उतर दिलां उदक नितळसाळ असले काय विषय घेवन नुस्तेंकान्नी ताका मंत्रालयांत वचून मेळिल्ल्यो. तांकां सरकाच्यो स्किमी घेवन दितां म्हणूनूय पालयेंकारान दिलां.</text:p>
      <text:p>मायनिंग केशीत दिगंबर कामत आनी 4 आरोपीं आड एक्टिवीस्टाचे हस्तक्षेप अर्जाचेर 13 जुलयाक पणजी कोर्ट ऑर्डर दितलो. एसआयटीची चवकशी विचीत्रूच चल्ल्या. आपूण कोर्टाक आधार करुंक सोदता म्हूण एक्टीविस्ट काशीनाथ शेट्येन हस्तक्षेप अर्ज घाल्लो. सरकार पक्ष म्हण्टा ताणे मेतेर जावपासारखो ताचो केशीकडेन प्रत्यक्ष कायंच संबंद ना.</text:p>
      <text:p>बंद केल्ल्यो नोटी डिपॉजिट करुंक खऱ्योच अडचणी आयिल्ल्यांक परत मुजत दिवंक विचार करचो म्हूण सुप्रिम कोर्टान केंद्र आनी आरबीआयक सांगलां. अडचणीक लागून एखादो बंदी घाल्ल्यो हजार पांचशांच्यो नोटी डिपॉजिट करुंक पावलोना आसत जाल्यार ताचो विचार जावंक जाय अशें सुप्रिम कोर्टान म्हणलां. नोटी डिपॉजिट करूंक सरसकट 30 डिसेंबर मेरेन जाल्यार एनआरआयंक 31 मार्चमेरेन प्राज दिल्लो.</text:p>
      <text:p>घेवया एक ब्रेक</text:p>
      <text:p>सांग्यार नेत्रावळी सावरी धबधबयार तरणाटो बुडून सोपलो. 19 वर्सांचो सोहेल शेख रावपी वास्को सड्यार. एमइएस कॉलेजींत शिकतालो. मेळळ्या ते म्हायतीप्रमाण तो इश्टांबरोबर पिक्निकेक गेल्लो.</text:p>
      <text:p>सुब्रोतो मुखर्जी चौदा वर्सां सकयल्या भुरग्यांची फुटबॉल सर्त मडगांवचे होली स्पिरीट जिकले. मंगळारा जाल्ले साष्टी तालुका फायनलींत होली स्पीरीटान लोयोला हाय स्कूलाक सात गोलांनी धाडायले. हाफ टायमार होली स्पिरीट दोन गोलांनी लिडींग आशिल्ले.</text:p>
      <text:p>आज आशाढी एकादस. गोंयच्यान पंदरशीपयलीं दिवचल माशेल आनी बाकीचे वाठारांतल्यान लोक पंढरपूरा विठ्ठलाचे दर्शनाक वारी करून गेल्यात. आशाढी एकादशीनिमतान वेगवेगळे वाठारांनी विठोबाचे देवळांनी दर्शनाक लोकांच्यो सकाळच्यान लायनी लागिल्यो. आशाढी एकादशीक उपास. उपासाक मुगाचें कण्ण. पळयात गोंयकारांची आशाढी एकादस.</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